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946c" officeooo:paragraph-rsid="0019946c"/>
    </style:style>
    <style:style style:name="P2" style:family="paragraph" style:parent-style-name="Standard">
      <style:text-properties fo:font-weight="bold" officeooo:rsid="0019946c" officeooo:paragraph-rsid="0019946c" style:font-weight-asian="bold" style:font-weight-complex="bold"/>
    </style:style>
    <style:style style:name="P3" style:family="paragraph" style:parent-style-name="Standard">
      <style:text-properties fo:font-weight="bold" officeooo:rsid="001b7a4e" officeooo:paragraph-rsid="001b7a4e" style:font-weight-asian="bold" style:font-weight-complex="bold"/>
    </style:style>
    <style:style style:name="P4" style:family="paragraph" style:parent-style-name="Standard">
      <style:text-properties officeooo:rsid="001a9b9c" officeooo:paragraph-rsid="001a9b9c"/>
    </style:style>
    <style:style style:name="P5" style:family="paragraph" style:parent-style-name="Standard">
      <style:text-properties officeooo:rsid="001b7a4e" officeooo:paragraph-rsid="001b7a4e"/>
    </style:style>
    <style:style style:name="P6" style:family="paragraph" style:parent-style-name="Standard">
      <style:text-properties officeooo:rsid="001cc7cd" officeooo:paragraph-rsid="001cc7cd"/>
    </style:style>
    <style:style style:name="P7" style:family="paragraph" style:parent-style-name="Standard">
      <style:text-properties officeooo:rsid="001d0d14" officeooo:paragraph-rsid="001d0d14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9946c" officeooo:paragraph-rsid="0019946c"/>
    </style:style>
    <style:style style:name="P9" style:family="paragraph" style:parent-style-name="Standard">
      <style:text-properties officeooo:rsid="001dc009" officeooo:paragraph-rsid="001dc009"/>
    </style:style>
    <style:style style:name="P10" style:family="paragraph" style:parent-style-name="Standard">
      <style:text-properties officeooo:rsid="001dc009" officeooo:paragraph-rsid="001dc009" fo:background-color="#ffff00"/>
    </style:style>
    <style:style style:name="T1" style:family="text">
      <style:text-properties officeooo:rsid="001a9b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thout kthread_stop : <text:span text:style-name="T1">hear vlc application will not be stopped </text:span></text:p>
      <text:p text:style-name="P1"/>
      <text:p text:style-name="P1">threadfn_pop_queue:LINE:96 : </text:p>
      <text:p text:style-name="P1">[ 2970.612328] LINE:126 :No_of_packets:32 </text:p>
      <text:p text:style-name="P1">[ 2970.616136] Enqueue: called from this LINE:59 </text:p>
      <text:p text:style-name="P1">[ 2970.616197] threadfn_pop_queue:LINE:96 : </text:p>
      <text:p text:style-name="P1">[ 2970.616361] LINE:126 :No_of_packets:32 </text:p>
      <text:p text:style-name="P1">[ 2970.620135] Enqueue: called from this LINE:59 </text:p>
      <text:p text:style-name="P1">[ 2970.620196] threadfn_pop_queue:LINE:96 : </text:p>
      <text:p text:style-name="P1">[ 2970.620359] LINE:126 :No_of_packets:32 </text:p>
      <text:p text:style-name="P1">[ 2970.624131] Enqueue: called from this LINE:59 </text:p>
      <text:p text:style-name="P1">[ 2970.624194] threadfn_pop_queue:LINE:96 : </text:p>
      <text:p text:style-name="P1">[ 2970.624357] LINE:126 :No_of_packets:32 </text:p>
      <text:p text:style-name="P1">[ 2970.628071] Enqueue: called from this LINE:59 </text:p>
      <text:p text:style-name="P1">[ 2970.628133] threadfn_pop_queue:LINE:96 : </text:p>
      <text:p text:style-name="P1">[ 2970.628296] LINE:126 :No_of_packets:32 </text:p>
      <text:p text:style-name="P1">[ 2970.632012] Enqueue: called from this LINE:59 </text:p>
      <text:p text:style-name="P1">[ 2970.632066] threadfn_pop_queue:LINE:96 : </text:p>
      <text:p text:style-name="P1">[ 2970.632260] LINE:126 :No_of_packets:32 </text:p>
      <text:p text:style-name="P1">[ 2970.636019] Enqueue: called from this LINE:59 </text:p>
      <text:p text:style-name="P1">[ 2970.636061] threadfn_pop_queue:LINE:96 : </text:p>
      <text:p text:style-name="P1">[ 2970.636219] LINE:126 :No_of_packets:32 </text:p>
      <text:p text:style-name="P1">[ 2970.638681] uvc_uninit_video:1583=====&gt; </text:p>
      <text:p text:style-name="P1">[ 2970.638685] Caller is uvc_video_enable+0x1d/0x1b0 [uvcvideo] </text:p>
      <text:p text:style-name="P1">[ 2970.638687] Caller is uvc_v4l2_do_ioctl+0x72b/0x1630 [uvcvideo] </text:p>
      <text:p text:style-name="P1">[ 2970.638695] Caller is video_usercopy+0x22e/0x5b0 [videodev] </text:p>
      <text:p text:style-name="P1">[ 2970.704141] uvc_uninit_video:1583=====&gt; </text:p>
      <text:p text:style-name="P1">[ 2970.704147] Caller is uvc_video_enable+0x1d/0x1b0 [uvcvideo] </text:p>
      <text:p text:style-name="P1">[ 2970.704149] Caller is uvc_v4l2_release+0xaa/0xf0 [uvcvideo] </text:p>
      <text:p text:style-name="P1">[ 2970.704155] Caller is v4l2_release+0x38/0x80 [videodev] </text:p>
      <text:p text:style-name="P1"/>
      <text:p text:style-name="P1"/>
      <text:p text:style-name="P2">with kthread_stop @ uvc_video_enable:</text:p>
      <text:p text:style-name="P1"/>
      <text:p text:style-name="P1"><text:s/>threadfn_pop_queue:LINE:96 : </text:p>
      <text:p text:style-name="P1">[ 3289.608130] LINE:126 :No_of_packets:32 </text:p>
      <text:p text:style-name="P1">[ 3289.611818] Enqueue: called from this LINE:59 </text:p>
      <text:p text:style-name="P1">[ 3289.611895] threadfn_pop_queue:LINE:96 : </text:p>
      <text:p text:style-name="P1">[ 3289.612128] LINE:126 :No_of_packets:32 </text:p>
      <text:p text:style-name="P1">[ 3289.615757] Enqueue: called from this LINE:59 </text:p>
      <text:p text:style-name="P1">[ 3289.615837] threadfn_pop_queue:LINE:96 : </text:p>
      <text:p text:style-name="P1">[ 3289.616066] LINE:126 :No_of_packets:32 </text:p>
      <text:p text:style-name="P1">[ 3289.619777] Enqueue: called from this LINE:59 </text:p>
      <text:p text:style-name="P1">[ 3289.619813] threadfn_pop_queue:LINE:96 : </text:p>
      <text:p text:style-name="P1">[ 3289.620039] LINE:126 :No_of_packets:32 </text:p>
      <text:p text:style-name="P1">[ 3289.623757] Enqueue: called from this LINE:59 </text:p>
      <text:p text:style-name="P1">[ 3289.623815] threadfn_pop_queue:LINE:96 : </text:p>
      <text:p text:style-name="P1">[ 3289.624042] LINE:126 :No_of_packets:32 </text:p>
      <text:p text:style-name="P1">[ 3289.627827] Enqueue: called from this LINE:59 </text:p>
      <text:p text:style-name="P1">[ 3289.627862] threadfn_pop_queue:LINE:96 : </text:p>
      <text:p text:style-name="P1">[ 3289.628089] LINE:126 :No_of_packets:32 </text:p>
      <text:p text:style-name="P1">[ 3289.631821] Enqueue: called from this LINE:59 </text:p>
      <text:p text:style-name="P1"><text:soft-page-break/>[ 3289.635764] Enqueue: called from this LINE:59 </text:p>
      <text:p text:style-name="P1">[ 3289.639759] Enqueue: called from this LINE:59 </text:p>
      <text:p text:style-name="P1">[ 3289.787639] uvc_uninit_video:1583=====&gt; </text:p>
      <text:p text:style-name="P1">[ 3289.787645] Caller is uvc_video_enable+0x1d/0x1c0 [uvcvideo] </text:p>
      <text:p text:style-name="P1">[ 3289.787647] Caller is uvc_v4l2_do_ioctl+0x72b/0x1630 [uvcvideo] </text:p>
      <text:p text:style-name="P1">[ 3289.787654] Caller is video_usercopy+0x22e/0x5b0 [videodev] </text:p>
      <text:p text:style-name="P1">[ 3289.845374] ------------[ cut here ]------------ </text:p>
      <text:p text:style-name="P1">[ 3289.845385] WARNING: CPU: 0 PID: 4763 at drivers/media/v4l2-core/videobuf2-core.c:2145 __vb2_queue_cancel+0x11e/0x180 [videobuf2_core]() </text:p>
      <text:p text:style-name="P1">[ 3289.845386] Modules linked in: uvcvideo(OE) rfcomm bnep bluetooth binfmt_misc snd_hda_codec_hdmi i915 intel_rapl x86_pkg_temp_thermal intel_powerclamp coretemp kvm_intel snd_hda_codec_via kvm snd_hda_codec_generic snd_hda_intel drm_kms_helper snd_usb_audio snd_hda_controller snd_hda_codec drm videobuf2_vmalloc videobuf2_memops videobuf2_core snd_usbmidi_lib v4l2_common snd_hwdep videodev snd_seq_midi snd_seq_midi_event snd_rawmidi snd_seq snd_pcm media crct10dif_pclmul crc32_pclmul snd_seq_device ghash_clmulni_intel snd_timer aesni_intel snd aes_x86_64 lrw parport_pc gf128mul mei_me glue_helper ppdev mei ablk_helper lp cryptd shpchp i2c_algo_bit soundcore parport serio_raw wmi video lpc_ich mac_hid hid_generic usbhid hid r8169 psmouse mii pata_acpi [last unloaded: uvcvideo] </text:p>
      <text:p text:style-name="P1">[ 3289.845414] CPU: 0 PID: 4763 Comm: vlc Tainted: G <text:s text:c="5"/>D W <text:s/>OE <text:s/>3.17.0 #2 </text:p>
      <text:p text:style-name="P1">[ 3289.845415] Hardware name: Acer Veriton M200-H81/H81H3-M4/V1.0, BIOS 4.6.5 06/12/2014 </text:p>
      <text:p text:style-name="P1">[ 3289.845416] <text:s/>0000000000000009 ffff8800c6e03bf8 ffffffff8175099e 0000000000000000 </text:p>
      <text:p text:style-name="P1">[ 3289.845417] <text:s/>ffff8800c6e03c30 ffffffff8106ef8d 0000000000000000 ffff8800c6f322f0 </text:p>
      <text:p text:style-name="P1">[ 3289.845418] <text:s/>0000000000000000 ffff8800c6f320d8 ffff88002deef900 ffff8800c6e03c40 </text:p>
      <text:p text:style-name="P1">[ 3289.845420] Call Trace: </text:p>
      <text:p text:style-name="P1">[ 3289.845425] <text:s/>[&lt;ffffffff8175099e&gt;] dump_stack+0x45/0x56 </text:p>
      <text:p text:style-name="P1">[ 3289.845428] <text:s/>[&lt;ffffffff8106ef8d&gt;] warn_slowpath_common+0x7d/0xa0 </text:p>
      <text:p text:style-name="P1">[ 3289.845430] <text:s/>[&lt;ffffffff8106f06a&gt;] warn_slowpath_null+0x1a/0x20 </text:p>
      <text:p text:style-name="P1">[ 3289.845432] <text:s/>[&lt;ffffffffc038273e&gt;] __vb2_queue_cancel+0x11e/0x180 [videobuf2_core] </text:p>
      <text:p text:style-name="P1">[ 3289.845434] <text:s/>[&lt;ffffffffc0383f7d&gt;] vb2_internal_streamoff+0x3d/0xd0 [videobuf2_core] </text:p>
      <text:p text:style-name="P1">[ 3289.845436] <text:s/>[&lt;ffffffffc0384045&gt;] vb2_streamoff+0x35/0x60 [videobuf2_core] </text:p>
      <text:p text:style-name="P1">[ 3289.845439] <text:s/>[&lt;ffffffffc06d1425&gt;] uvc_queue_enable+0x65/0xa0 [uvcvideo] </text:p>
      <text:p text:style-name="P1">[ 3289.845441] <text:s/>[&lt;ffffffffc06d675a&gt;] uvc_video_enable+0x4a/0x1c0 [uvcvideo] </text:p>
      <text:p text:style-name="P1">[ 3289.845443] <text:s/>[&lt;ffffffffc06d2afb&gt;] uvc_v4l2_do_ioctl+0x72b/0x1630 [uvcvideo] </text:p>
      <text:p text:style-name="P1">[ 3289.845448] <text:s/>[&lt;ffffffffc035fe2e&gt;] video_usercopy+0x22e/0x5b0 [videodev] </text:p>
      <text:p text:style-name="P1">[ 3289.845450] <text:s/>[&lt;ffffffffc06d23d0&gt;] ? uvc_v4l2_open+0x130/0x130 [uvcvideo] </text:p>
      <text:p text:style-name="P1">[ 3289.845453] <text:s/>[&lt;ffffffff8107b63a&gt;] ? __send_signal+0x17a/0x480 </text:p>
      <text:p text:style-name="P1">[ 3289.845455] <text:s/>[&lt;ffffffffc06d17ff&gt;] uvc_v4l2_ioctl+0x2f/0x70 [uvcvideo] </text:p>
      <text:p text:style-name="P1">[ 3289.845458] <text:s/>[&lt;ffffffffc03596fb&gt;] v4l2_ioctl+0x11b/0x150 [videodev] </text:p>
      <text:p text:style-name="P1">[ 3289.845461] <text:s/>[&lt;ffffffff811dd710&gt;] do_vfs_ioctl+0x2e0/0x4c0 </text:p>
      <text:p text:style-name="P1">[ 3289.845463] <text:s/>[&lt;ffffffff810e63f1&gt;] ? SyS_futex+0x71/0x150 </text:p>
      <text:p text:style-name="P1">[ 3289.845464] <text:s/>[&lt;ffffffff811dd971&gt;] SyS_ioctl+0x81/0xa0 </text:p>
      <text:p text:style-name="P1">[ 3289.845467] <text:s/>[&lt;ffffffff81758e2d&gt;] system_call_fastpath+0x1a/0x1f </text:p>
      <text:p text:style-name="P1">[ 3289.845468] ---[ end trace f2fdf4df7584ed5a ]--- </text:p>
      <text:p text:style-name="P1">[ 3290.240482] Failed to resubmit video URB -2 </text:p>
      <text:p text:style-name="P1">[ 3290.240486] LINE:126 :No_of_packets:32 </text:p>
      <text:p text:style-name="P1">[ 3290.240667] Failed to resubmit video URB -2 </text:p>
      <text:p text:style-name="P1">[ 3290.240667] LINE:126 :No_of_packets:32 </text:p>
      <text:p text:style-name="P1">[ 3290.240781] Failed to resubmit video URB -2 </text:p>
      <text:p text:style-name="P1">[ 3290.240781] LINE:126 :No_of_packets:32 </text:p>
      <text:p text:style-name="P1">[ 3290.240782] Failed to resubmit video URB -2 </text:p>
      <text:p text:style-name="P1">[ 3290.240783] threadfn_pop_queue:LINE:96 : </text:p>
      <text:p text:style-name="P1"><text:soft-page-break/>[ 3290.240784] thread stopped </text:p>
      <text:p text:style-name="P1">[ 3290.241131] uvc_uninit_video:1583=====&gt; </text:p>
      <text:p text:style-name="P1">[ 3290.241138] Caller is uvc_video_enable+0x1d/0x1c0 [uvcvideo] </text:p>
      <text:p text:style-name="P1">[ 3290.241140] Caller is uvc_v4l2_release+0xaa/0xf0 [uvcvideo] </text:p>
      <text:p text:style-name="P1">[ 3290.241149] Caller is v4l2_release+0x38/0x80 [videodev] </text:p>
      <text:p text:style-name="P1"/>
      <text:p text:style-name="P8"/>
      <text:p text:style-name="P1"/>
      <text:p text:style-name="P4"><text:s/>Enqueue: called from this LINE:59 </text:p>
      <text:p text:style-name="P4">[ 5360.742557] threadfn_pop_queue:LINE:96 : </text:p>
      <text:p text:style-name="P4">[ 5360.742559] LINE:126 :No_of_packets:32 </text:p>
      <text:p text:style-name="P4">[ 5360.746550] Enqueue: called from this LINE:59 </text:p>
      <text:p text:style-name="P4">[ 5360.746594] threadfn_pop_queue:LINE:96 : </text:p>
      <text:p text:style-name="P4">[ 5360.746597] LINE:126 :No_of_packets:32 </text:p>
      <text:p text:style-name="P4">[ 5360.750544] Enqueue: called from this LINE:59 </text:p>
      <text:p text:style-name="P4">[ 5360.750590] threadfn_pop_queue:LINE:96 : </text:p>
      <text:p text:style-name="P4">[ 5360.750593] LINE:126 :No_of_packets:32 </text:p>
      <text:p text:style-name="P4">[ 5360.754540] Enqueue: called from this LINE:59 </text:p>
      <text:p text:style-name="P4">[ 5360.754550] threadfn_pop_queue:LINE:96 : </text:p>
      <text:p text:style-name="P4">[ 5360.754552] LINE:126 :No_of_packets:32 </text:p>
      <text:p text:style-name="P4">[ 5360.758536] Enqueue: called from this LINE:59 </text:p>
      <text:p text:style-name="P4">[ 5360.758548] threadfn_pop_queue:LINE:96 : </text:p>
      <text:p text:style-name="P4">[ 5360.758550] LINE:126 :No_of_packets:32 </text:p>
      <text:p text:style-name="P4">[ 5360.762534] Enqueue: called from this LINE:59 </text:p>
      <text:p text:style-name="P4">[ 5360.762548] threadfn_pop_queue:LINE:96 : </text:p>
      <text:p text:style-name="P4">[ 5360.762551] LINE:126 :No_of_packets:32 </text:p>
      <text:p text:style-name="P4">[ 5360.766531] Enqueue: called from this LINE:59 </text:p>
      <text:p text:style-name="P4">[ 5360.766545] threadfn_pop_queue:LINE:96 : </text:p>
      <text:p text:style-name="P4">[ 5360.766550] LINE:126 :No_of_packets:32 </text:p>
      <text:p text:style-name="P4">[ 5360.770527] Enqueue: called from this LINE:59 </text:p>
      <text:p text:style-name="P4">[ 5360.770540] threadfn_pop_queue:LINE:96 : </text:p>
      <text:p text:style-name="P4">[ 5360.770545] LINE:126 :No_of_packets:32 </text:p>
      <text:p text:style-name="P4">[ 5360.774521] Enqueue: called from this LINE:59 </text:p>
      <text:p text:style-name="P4">[ 5360.774532] threadfn_pop_queue:LINE:96 : </text:p>
      <text:p text:style-name="P4">[ 5360.774536] LINE:126 :No_of_packets:32 </text:p>
      <text:p text:style-name="P4">[ 5360.778530] Enqueue: called from this LINE:59 </text:p>
      <text:p text:style-name="P4">[ 5360.778542] threadfn_pop_queue:LINE:96 : </text:p>
      <text:p text:style-name="P4">[ 5360.778547] LINE:126 :No_of_packets:32 </text:p>
      <text:p text:style-name="P4">[ 5360.782540] Enqueue: called from this LINE:59 </text:p>
      <text:p text:style-name="P4">[ 5360.782549] threadfn_pop_queue:LINE:96 : </text:p>
      <text:p text:style-name="P4">[ 5360.782550] LINE:126 :No_of_packets:32 </text:p>
      <text:p text:style-name="P4">[ 5360.786522] Enqueue: called from this LINE:59 </text:p>
      <text:p text:style-name="P4">[ 5360.786529] threadfn_pop_queue:LINE:96 : </text:p>
      <text:p text:style-name="P4">[ 5360.786530] LINE:126 :No_of_packets:32 </text:p>
      <text:p text:style-name="P4">[ 5360.790521] Enqueue: called from this LINE:59 </text:p>
      <text:p text:style-name="P4">[ 5360.790537] threadfn_pop_queue:LINE:96 : </text:p>
      <text:p text:style-name="P4">[ 5360.790538] LINE:126 :No_of_packets:32 </text:p>
      <text:p text:style-name="P4">[ 5360.794518] Enqueue: called from this LINE:59 </text:p>
      <text:p text:style-name="P4">[ 5360.794533] threadfn_pop_queue:LINE:96 : </text:p>
      <text:p text:style-name="P4">[ 5360.794534] LINE:126 :No_of_packets:32 </text:p>
      <text:p text:style-name="P4">[ 5360.798514] Enqueue: called from this LINE:59 </text:p>
      <text:p text:style-name="P4">[ 5360.798531] threadfn_pop_queue:LINE:96 : </text:p>
      <text:p text:style-name="P4"><text:soft-page-break/>[ 5360.798532] LINE:126 :No_of_packets:32 </text:p>
      <text:p text:style-name="P4">[ 5360.802521] Enqueue: called from this LINE:59 </text:p>
      <text:p text:style-name="P4">[ 5360.802528] threadfn_pop_queue:LINE:96 : </text:p>
      <text:p text:style-name="P4">[ 5360.802529] LINE:126 :No_of_packets:32 </text:p>
      <text:p text:style-name="P4">[ 5360.806506] Enqueue: called from this LINE:59 </text:p>
      <text:p text:style-name="P4">[ 5360.806522] threadfn_pop_queue:LINE:96 : </text:p>
      <text:p text:style-name="P4">[ 5360.806523] LINE:126 :No_of_packets:32 </text:p>
      <text:p text:style-name="P4">[ 5360.810504] Enqueue: called from this LINE:59 </text:p>
      <text:p text:style-name="P4">[ 5360.810519] threadfn_pop_queue:LINE:96 : </text:p>
      <text:p text:style-name="P4">[ 5360.810521] LINE:126 :No_of_packets:32 </text:p>
      <text:p text:style-name="P4">[ 5360.814500] Enqueue: called from this LINE:59 </text:p>
      <text:p text:style-name="P4">[ 5360.814516] threadfn_pop_queue:LINE:96 : </text:p>
      <text:p text:style-name="P4">[ 5360.814518] LINE:126 :No_of_packets:32 </text:p>
      <text:p text:style-name="P4">[ 5360.818486] Enqueue: called from this LINE:59 </text:p>
      <text:p text:style-name="P4">[ 5360.818500] threadfn_pop_queue:LINE:96 : </text:p>
      <text:p text:style-name="P4">[ 5360.818503] LINE:126 :No_of_packets:32 </text:p>
      <text:p text:style-name="P4">[ 5360.822490] Enqueue: called from this LINE:59 </text:p>
      <text:p text:style-name="P4">[ 5360.822504] threadfn_pop_queue:LINE:96 : </text:p>
      <text:p text:style-name="P4">[ 5360.822507] LINE:126 :No_of_packets:32 </text:p>
      <text:p text:style-name="P4">[ 5360.826481] Enqueue: called from this LINE:59 </text:p>
      <text:p text:style-name="P4">[ 5360.827541] threadfn_pop_queue:LINE:96 : </text:p>
      <text:p text:style-name="P4">[ 5360.827546] LINE:126 :No_of_packets:32 </text:p>
      <text:p text:style-name="P4">[ 5360.830474] Enqueue: called from this LINE:59 </text:p>
      <text:p text:style-name="P4">[ 5360.830488] threadfn_pop_queue:LINE:96 : </text:p>
      <text:p text:style-name="P4">[ 5360.830491] LINE:126 :No_of_packets:32 </text:p>
      <text:p text:style-name="P4">[ 5360.834469] Enqueue: called from this LINE:59 </text:p>
      <text:p text:style-name="P4">[ 5360.834474] threadfn_pop_queue:LINE:96 : </text:p>
      <text:p text:style-name="P4">[ 5360.834475] LINE:126 :No_of_packets:32 </text:p>
      <text:p text:style-name="P4">[ 5360.838524] Enqueue: called from this LINE:59 </text:p>
      <text:p text:style-name="P4">[ 5360.838533] threadfn_pop_queue:LINE:96 : </text:p>
      <text:p text:style-name="P4">[ 5360.838538] LINE:126 :No_of_packets:32 </text:p>
      <text:p text:style-name="P4">[ 5360.842522] Enqueue: called from this LINE:59 </text:p>
      <text:p text:style-name="P4">[ 5360.846467] Enqueue: called from this LINE:59 </text:p>
      <text:p text:style-name="P4">[ 5360.850459] Enqueue: called from this LINE:59 </text:p>
      <text:p text:style-name="P4">[ 5360.854455] Enqueue: called from this LINE:59 </text:p>
      <text:p text:style-name="P4">[ 5391.669323] uvc_uninit_video:1584=====&gt; </text:p>
      <text:p text:style-name="P4">[ 5391.669328] Caller is uvc_video_enable+0x1d/0x1c0 [uvcvideo] </text:p>
      <text:p text:style-name="P4">[ 5391.669331] Caller is uvc_v4l2_do_ioctl+0x72b/0x1630 [uvcvideo] </text:p>
      <text:p text:style-name="P4">[ 5391.669338] Caller is video_usercopy+0x22e/0x5b0 [videodev] </text:p>
      <text:p text:style-name="P4">[ 5391.731878] ------------[ cut here ]------------ </text:p>
      <text:p text:style-name="P4">[ 5391.731889] WARNING: CPU: 2 PID: 6324 at drivers/media/v4l2-core/videobuf2-core.c:2145 __vb2_queue_cancel+0x11e/0x180 [videobuf2_core]() </text:p>
      <text:p text:style-name="P4">[ 5391.731890] Modules linked in: uvcvideo(OE) rfcomm bnep bluetooth binfmt_misc snd_hda_codec_hdmi i915 intel_rapl x86_pkg_temp_thermal intel_powerclamp coretemp kvm_intel snd_hda_codec_via kvm snd_hda_codec_generic snd_hda_intel drm_kms_helper snd_usb_audio snd_hda_controller snd_hda_codec drm videobuf2_vmalloc videobuf2_memops videobuf2_core snd_usbmidi_lib v4l2_common snd_hwdep videodev snd_seq_midi snd_seq_midi_event snd_rawmidi snd_seq snd_pcm media crct10dif_pclmul crc32_pclmul snd_seq_device ghash_clmulni_intel snd_timer aesni_intel snd aes_x86_64 lrw parport_pc gf128mul mei_me glue_helper ppdev mei ablk_helper lp cryptd shpchp i2c_algo_bit soundcore parport serio_raw wmi video lpc_ich mac_hid hid_generic usbhid hid r8169 psmouse mii pata_acpi [last unloaded: uvcvideo] </text:p>
      <text:p text:style-name="P4"><text:soft-page-break/>[ 5391.731917] CPU: 2 PID: 6324 Comm: vlc Tainted: G <text:s text:c="5"/>D W <text:s/>OE <text:s/>3.17.0 #2 </text:p>
      <text:p text:style-name="P4">[ 5391.731918] Hardware name: Acer Veriton M200-H81/H81H3-M4/V1.0, BIOS 4.6.5 06/12/2014 </text:p>
      <text:p text:style-name="P4">[ 5391.731919] <text:s/>0000000000000009 ffff8800c3623bf8 ffffffff8175099e 0000000000000000 </text:p>
      <text:p text:style-name="P4">[ 5391.731920] <text:s/>ffff8800c3623c30 ffffffff8106ef8d 0000000000000000 ffff8800d27f6af0 </text:p>
      <text:p text:style-name="P4">[ 5391.731922] <text:s/>0000000000000000 ffff8800d27f68d8 ffff8800cc0a7280 ffff8800c3623c40 </text:p>
      <text:p text:style-name="P4">[ 5391.731923] Call Trace: </text:p>
      <text:p text:style-name="P4">[ 5391.731928] <text:s/>[&lt;ffffffff8175099e&gt;] dump_stack+0x45/0x56 </text:p>
      <text:p text:style-name="P4">[ 5391.731930] <text:s/>[&lt;ffffffff8106ef8d&gt;] warn_slowpath_common+0x7d/0xa0 </text:p>
      <text:p text:style-name="P4">[ 5391.731932] <text:s/>[&lt;ffffffff8106f06a&gt;] warn_slowpath_null+0x1a/0x20 </text:p>
      <text:p text:style-name="P4">[ 5391.731935] <text:s/>[&lt;ffffffffc038273e&gt;] __vb2_queue_cancel+0x11e/0x180 [videobuf2_core] </text:p>
      <text:p text:style-name="P4">[ 5391.731937] <text:s/>[&lt;ffffffffc0383f7d&gt;] vb2_internal_streamoff+0x3d/0xd0 [videobuf2_core] </text:p>
      <text:p text:style-name="P4">[ 5391.731939] <text:s/>[&lt;ffffffffc0384045&gt;] vb2_streamoff+0x35/0x60 [videobuf2_core] </text:p>
      <text:p text:style-name="P4">[ 5391.731942] <text:s/>[&lt;ffffffffc047a425&gt;] uvc_queue_enable+0x65/0xa0 [uvcvideo] </text:p>
      <text:p text:style-name="P4">[ 5391.731944] <text:s/>[&lt;ffffffffc047f76a&gt;] uvc_video_enable+0x4a/0x1c0 [uvcvideo] </text:p>
      <text:p text:style-name="P4">[ 5391.731946] <text:s/>[&lt;ffffffffc047bafb&gt;] uvc_v4l2_do_ioctl+0x72b/0x1630 [uvcvideo] </text:p>
      <text:p text:style-name="P4">[ 5391.731952] <text:s/>[&lt;ffffffffc035fe2e&gt;] video_usercopy+0x22e/0x5b0 [videodev] </text:p>
      <text:p text:style-name="P4">[ 5391.731954] <text:s/>[&lt;ffffffffc047b3d0&gt;] ? uvc_v4l2_open+0x130/0x130 [uvcvideo] </text:p>
      <text:p text:style-name="P4">[ 5391.731957] <text:s/>[&lt;ffffffff8107b63a&gt;] ? __send_signal+0x17a/0x480 </text:p>
      <text:p text:style-name="P4">[ 5391.731959] <text:s/>[&lt;ffffffffc047a7ff&gt;] uvc_v4l2_ioctl+0x2f/0x70 [uvcvideo] </text:p>
      <text:p text:style-name="P4">[ 5391.731962] <text:s/>[&lt;ffffffffc03596fb&gt;] v4l2_ioctl+0x11b/0x150 [videodev] </text:p>
      <text:p text:style-name="P4">[ 5391.731964] <text:s/>[&lt;ffffffff811dd710&gt;] do_vfs_ioctl+0x2e0/0x4c0 </text:p>
      <text:p text:style-name="P4">[ 5391.731966] <text:s/>[&lt;ffffffff810e63f1&gt;] ? SyS_futex+0x71/0x150 </text:p>
      <text:p text:style-name="P4">[ 5391.731968] <text:s/>[&lt;ffffffff811dd971&gt;] SyS_ioctl+0x81/0xa0 </text:p>
      <text:p text:style-name="P4">[ 5391.731970] <text:s/>[&lt;ffffffff81758e2d&gt;] system_call_fastpath+0x1a/0x1f </text:p>
      <text:p text:style-name="P4">[ 5391.731971] ---[ end trace f2fdf4df7584ed5b ]--- </text:p>
      <text:p text:style-name="P4">naveen@naveen:~$ </text:p>
      <text:p text:style-name="P8"/>
      <text:p text:style-name="P1"/>
      <text:p text:style-name="P3">vlc Not stoping</text:p>
      <text:p text:style-name="P3"/>
      <text:p text:style-name="P1"/>
      <text:p text:style-name="P5">318] Enqueue: called from this LINE:59 </text:p>
      <text:p text:style-name="P5">[ <text:s/>432.260378] threadfn_pop_queue:LINE:96 : </text:p>
      <text:p text:style-name="P5">[ <text:s/>432.260525] LINE:126 :No_of_packets:32 </text:p>
      <text:p text:style-name="P5">[ <text:s/>432.264314] Enqueue: called from this LINE:59 </text:p>
      <text:p text:style-name="P5">[ <text:s/>432.264373] threadfn_pop_queue:LINE:96 : </text:p>
      <text:p text:style-name="P5">[ <text:s/>432.264521] LINE:126 :No_of_packets:32 </text:p>
      <text:p text:style-name="P5">[ <text:s/>432.268254] Enqueue: called from this LINE:59 </text:p>
      <text:p text:style-name="P5">[ <text:s/>432.268311] threadfn_pop_queue:LINE:96 : </text:p>
      <text:p text:style-name="P5">[ <text:s/>432.268459] LINE:126 :No_of_packets:32 </text:p>
      <text:p text:style-name="P5">[ <text:s/>432.272250] Enqueue: called from this LINE:59 </text:p>
      <text:p text:style-name="P5">[ <text:s/>432.272308] threadfn_pop_queue:LINE:96 : </text:p>
      <text:p text:style-name="P5">[ <text:s/>432.272456] LINE:126 :No_of_packets:32 </text:p>
      <text:p text:style-name="P5">[ <text:s/>432.276217] Enqueue: called from this LINE:59 </text:p>
      <text:p text:style-name="P5">[ <text:s/>432.276275] threadfn_pop_queue:LINE:96 : </text:p>
      <text:p text:style-name="P5">[ <text:s/>432.276423] LINE:126 :No_of_packets:32 </text:p>
      <text:p text:style-name="P5">[ <text:s/>432.280244] Enqueue: called from this LINE:59 </text:p>
      <text:p text:style-name="P5">[ <text:s/>432.280301] threadfn_pop_queue:LINE:96 : </text:p>
      <text:p text:style-name="P5">[ <text:s/>432.280449] LINE:126 :No_of_packets:32 </text:p>
      <text:p text:style-name="P5">[ <text:s/>432.284241] Enqueue: called from this LINE:59 </text:p>
      <text:p text:style-name="P5">[ <text:s/>432.284300] threadfn_pop_queue:LINE:96 : </text:p>
      <text:p text:style-name="P5">[ <text:s/>432.284448] LINE:126 :No_of_packets:32 </text:p>
      <text:p text:style-name="P5"><text:soft-page-break/>[ <text:s/>432.288237] Enqueue: called from this LINE:59 </text:p>
      <text:p text:style-name="P5">[ <text:s/>432.288296] threadfn_pop_queue:LINE:96 : </text:p>
      <text:p text:style-name="P5">[ <text:s/>432.288445] LINE:126 :No_of_packets:32 </text:p>
      <text:p text:style-name="P5">[ <text:s/>432.292290] Enqueue: called from this LINE:59 </text:p>
      <text:p text:style-name="P5">[ <text:s/>432.292349] threadfn_pop_queue:LINE:96 : </text:p>
      <text:p text:style-name="P5">[ <text:s/>432.292497] LINE:126 :No_of_packets:32 </text:p>
      <text:p text:style-name="P5">[ <text:s/>432.296289] Enqueue: called from this LINE:59 </text:p>
      <text:p text:style-name="P5">[ <text:s/>432.296333] threadfn_pop_queue:LINE:96 : </text:p>
      <text:p text:style-name="P5">[ <text:s/>432.296482] LINE:126 :No_of_packets:32 </text:p>
      <text:p text:style-name="P5">[ <text:s/>432.298046] uvc_uninit_video:1584=====&gt; </text:p>
      <text:p text:style-name="P5">[ <text:s/>432.298052] Caller is uvc_video_enable+0x1d/0x1c0 [uvcvideo] </text:p>
      <text:p text:style-name="P5">[ <text:s/>432.298054] Caller is uvc_v4l2_do_ioctl+0x72b/0x1630 [uvcvideo] </text:p>
      <text:p text:style-name="P5">[ <text:s/>432.298062] Caller is video_usercopy+0x22e/0x5b0 [videodev] </text:p>
      <text:p text:style-name="P5">naveen@naveen:~$ </text:p>
      <text:p text:style-name="P1"/>
      <text:p text:style-name="P1"/>
      <text:p text:style-name="P1"/>
      <text:p text:style-name="P1"/>
      <text:p text:style-name="P1"/>
      <text:p text:style-name="P1"/>
      <text:p text:style-name="P6"><text:s/>threadfn_pop_queue:LINE:164 : </text:p>
      <text:p text:style-name="P6">[ <text:s/>463.445381] Enqueue: called from this LINE:59 </text:p>
      <text:p text:style-name="P6">[ <text:s/>463.445450] threadfn_pop_queue:LINE:96 : </text:p>
      <text:p text:style-name="P6">[ <text:s/>463.445645] LINE:126 :No_of_packets:32 </text:p>
      <text:p text:style-name="P6">[ <text:s/>463.449377] Enqueue: called from this LINE:59 </text:p>
      <text:p text:style-name="P6">[ <text:s/>463.449448] threadfn_pop_queue:LINE:96 : </text:p>
      <text:p text:style-name="P6">[ <text:s/>463.449643] LINE:126 :No_of_packets:32 </text:p>
      <text:p text:style-name="P6">[ <text:s/>463.453034] uvc_uninit_video:1587=====&gt; </text:p>
      <text:p text:style-name="P6">[ <text:s/>463.453040] Caller is uvc_video_enable+0x1d/0x1c0 [uvcvideo] </text:p>
      <text:p text:style-name="P6">[ <text:s/>463.453041] Caller is uvc_v4l2_do_ioctl+0x72b/0x1630 [uvcvideo] </text:p>
      <text:p text:style-name="P6">[ <text:s/>463.453046] Caller is video_usercopy+0x22e/0x5b0 [videodev] </text:p>
      <text:p text:style-name="P6">naveen@naveen:/usr/src/linux-3.17$ </text:p>
      <text:p text:style-name="P6"/>
      <text:p text:style-name="P6"/>
      <text:p text:style-name="P7">[ <text:s/>463.441786] threadfn_pop_queue:LINE:137 : </text:p>
      <text:p text:style-name="P7">[ <text:s/>463.441792] threadfn_pop_queue:LINE:137 : </text:p>
      <text:p text:style-name="P7">[ <text:s/>463.441800] threadfn_pop_queue:LINE:137 : </text:p>
      <text:p text:style-name="P7">[ <text:s/>463.441805] threadfn_pop_queue:LINE:137 : </text:p>
      <text:p text:style-name="P7">[ <text:s/>463.441812] threadfn_pop_queue:LINE:137 : </text:p>
      <text:p text:style-name="P7">[ <text:s/>463.441819] threadfn_pop_queue:LINE:137 : </text:p>
      <text:p text:style-name="P7">[ <text:s/>463.441826] threadfn_pop_queue:LINE:137 : </text:p>
      <text:p text:style-name="P7">[ <text:s/>463.441831] threadfn_pop_queue:LINE:137 : </text:p>
      <text:p text:style-name="P7">[ <text:s/>463.441838] threadfn_pop_queue:LINE:137 : </text:p>
      <text:p text:style-name="P7">[ <text:s/>463.441840] threadfn_pop_queue:LINE:164 : </text:p>
      <text:p text:style-name="P7">[ <text:s/>463.445381] Enqueue: called from this LINE:59 </text:p>
      <text:p text:style-name="P7">[ <text:s/>463.445450] threadfn_pop_queue:LINE:96 : </text:p>
      <text:p text:style-name="P7">[ <text:s/>463.445645] LINE:126 :No_of_packets:32 </text:p>
      <text:p text:style-name="P7">[ <text:s/>463.449377] Enqueue: called from this LINE:59 </text:p>
      <text:p text:style-name="P7">[ <text:s/>463.449448] threadfn_pop_queue:LINE:96 : </text:p>
      <text:p text:style-name="P7">[ <text:s/>463.449643] LINE:126 :No_of_packets:32 </text:p>
      <text:p text:style-name="P7">[ <text:s/>463.453034] uvc_uninit_video:1587=====&gt; </text:p>
      <text:p text:style-name="P7">[ <text:s/>463.453040] Caller is uvc_video_enable+0x1d/0x1c0 [uvcvideo] </text:p>
      <text:p text:style-name="P7"><text:soft-page-break/>[ <text:s/>463.453041] Caller is uvc_v4l2_do_ioctl+0x72b/0x1630 [uvcvideo] </text:p>
      <text:p text:style-name="P7">[ <text:s/>463.453046] Caller is video_usercopy+0x22e/0x5b0 [videodev] </text:p>
      <text:p text:style-name="P7">[ <text:s/>566.205327] r8169 0000:02:00.0 eth0: link down </text:p>
      <text:p text:style-name="P7">[ <text:s/>566.205360] IPv6: ADDRCONF(NETDEV_UP): eth0: link is not ready </text:p>
      <text:p text:style-name="P7">[ <text:s/>566.205380] r8169 0000:02:00.0 eth0: link down </text:p>
      <text:p text:style-name="P7">[ <text:s/>569.161041] r8169 0000:02:00.0 eth0: link up </text:p>
      <text:p text:style-name="P7">[ <text:s/>569.161053] IPv6: ADDRCONF(NETDEV_CHANGE): eth0: link becomes ready </text:p>
      <text:p text:style-name="P7">[ <text:s/>599.578225] INFO: task vlc:2905 blocked for more than 120 seconds. </text:p>
      <text:p text:style-name="P7">[ <text:s/>599.578228] <text:s text:c="6"/>Tainted: G <text:s text:c="7"/>W <text:s/>OE <text:s/>3.17.0 #2 </text:p>
      <text:p text:style-name="P7">[ <text:s/>599.578229] "echo 0 &gt; /proc/sys/kernel/hung_task_timeout_secs" disables this message. </text:p>
      <text:p text:style-name="P7">[ <text:s/>599.578230] vlc <text:s text:c="12"/>D ffff88011fb94340 <text:s text:c="4"/>0 <text:s/>2905 <text:s text:c="2"/>1419 0x00000000 </text:p>
      <text:p text:style-name="P7">[ <text:s/>599.578233] <text:s/>ffff8800c600fb90 0000000000000082 ffff8800c674a740 0000000000014340 </text:p>
      <text:p text:style-name="P7">[ <text:s/>599.578235] <text:s/>ffff8800c600ffd8 0000000000014340 ffff88011abac4b0 ffff8800c674a740 </text:p>
      <text:p text:style-name="P7">[ <text:s/>599.578236] <text:s/>ffff8800c8fe3f10 ffff8800c8fe3f18 7fffffffffffffff ffff8800c674a740 </text:p>
      <text:p text:style-name="P7">[ <text:s/>599.578238] Call Trace: </text:p>
      <text:p text:style-name="P7">[ <text:s/>599.578244] <text:s/>[&lt;ffffffff817548a9&gt;] schedule+0x29/0x70 </text:p>
      <text:p text:style-name="P7">[ <text:s/>599.578246] <text:s/>[&lt;ffffffff81757a49&gt;] schedule_timeout+0x229/0x2a0 </text:p>
      <text:p text:style-name="P7">[ <text:s/>599.578248] <text:s/>[&lt;ffffffff81096568&gt;] ? check_preempt_curr+0x78/0xa0 </text:p>
      <text:p text:style-name="P7">[ <text:s/>599.578250] <text:s/>[&lt;ffffffff810965a9&gt;] ? ttwu_do_wakeup+0x19/0xd0 </text:p>
      <text:p text:style-name="P7">[ <text:s/>599.578251] <text:s/>[&lt;ffffffff81755336&gt;] wait_for_completion+0xa6/0x160 </text:p>
      <text:p text:style-name="P7">[ <text:s/>599.578253] <text:s/>[&lt;ffffffff810992e0&gt;] ? wake_up_state+0x20/0x20 </text:p>
      <text:p text:style-name="P7">[ <text:s/>599.578255] <text:s/>[&lt;ffffffff8108c96a&gt;] kthread_stop+0x4a/0xe0 </text:p>
      <text:p text:style-name="P7">[ <text:s/>599.578258] <text:s/>[&lt;ffffffffc09297ad&gt;] uvc_video_enable+0x6d/0x1c0 [uvcvideo] </text:p>
      <text:p text:style-name="P7">[ <text:s/>599.578260] <text:s/>[&lt;ffffffffc0925afb&gt;] uvc_v4l2_do_ioctl+0x72b/0x1630 [uvcvideo] </text:p>
      <text:p text:style-name="P7">[ <text:s/>599.578265] <text:s/>[&lt;ffffffffc08ffe2e&gt;] video_usercopy+0x22e/0x5b0 [videodev] </text:p>
      <text:p text:style-name="P7">[ <text:s/>599.578267] <text:s/>[&lt;ffffffffc09253d0&gt;] ? uvc_v4l2_open+0x130/0x130 [uvcvideo] </text:p>
      <text:p text:style-name="P7">[ <text:s/>599.578270] <text:s/>[&lt;ffffffff8107b63a&gt;] ? __send_signal+0x17a/0x480 </text:p>
      <text:p text:style-name="P7">[ <text:s/>599.578272] <text:s/>[&lt;ffffffffc09247ff&gt;] uvc_v4l2_ioctl+0x2f/0x70 [uvcvideo] </text:p>
      <text:p text:style-name="P7">[ <text:s/>599.578273] <text:s/>[&lt;ffffffff8109f135&gt;] ? set_next_entity+0x95/0xb0 </text:p>
      <text:p text:style-name="P7">[ <text:s/>599.578276] <text:s/>[&lt;ffffffffc08f96fb&gt;] v4l2_ioctl+0x11b/0x150 [videodev] </text:p>
      <text:p text:style-name="P7">[ <text:s/>599.578278] <text:s/>[&lt;ffffffff8110ed80&gt;] ? kprobe_flush_task+0x90/0x120 </text:p>
      <text:p text:style-name="P7">[ <text:s/>599.578280] <text:s/>[&lt;ffffffff811dd710&gt;] do_vfs_ioctl+0x2e0/0x4c0 </text:p>
      <text:p text:style-name="P7">[ <text:s/>599.578281] <text:s/>[&lt;ffffffff817543e8&gt;] ? __schedule+0x388/0x820 </text:p>
      <text:p text:style-name="P7">[ <text:s/>599.578283] <text:s/>[&lt;ffffffff811dd971&gt;] SyS_ioctl+0x81/0xa0 </text:p>
      <text:p text:style-name="P7">[ <text:s/>599.578284] <text:s/>[&lt;ffffffff81758e2d&gt;] system_call_fastpath+0x1a/0x1f </text:p>
      <text:p text:style-name="P7">[ <text:s/>719.416346] INFO: task vlc:2905 blocked for more than 120 seconds. </text:p>
      <text:p text:style-name="P7">[ <text:s/>719.416350] <text:s text:c="6"/>Tainted: G <text:s text:c="7"/>W <text:s/>OE <text:s/>3.17.0 #2 </text:p>
      <text:p text:style-name="P7">[ <text:s/>719.416350] "echo 0 &gt; /proc/sys/kernel/hung_task_timeout_secs" disables this message. </text:p>
      <text:p text:style-name="P7">[ <text:s/>719.416351] vlc <text:s text:c="12"/>D ffff88011fb94340 <text:s text:c="4"/>0 <text:s/>2905 <text:s text:c="2"/>1419 0x00000000 </text:p>
      <text:p text:style-name="P7">[ <text:s/>719.416354] <text:s/>ffff8800c600fb90 0000000000000082 ffff8800c674a740 0000000000014340 </text:p>
      <text:p text:style-name="P7">[ <text:s/>719.416356] <text:s/>ffff8800c600ffd8 0000000000014340 ffff88011abac4b0 ffff8800c674a740 </text:p>
      <text:p text:style-name="P7">[ <text:s/>719.416357] <text:s/>ffff8800c8fe3f10 ffff8800c8fe3f18 7fffffffffffffff ffff8800c674a740 </text:p>
      <text:p text:style-name="P7">[ <text:s/>719.416359] Call Trace: </text:p>
      <text:p text:style-name="P7">[ <text:s/>719.416364] <text:s/>[&lt;ffffffff817548a9&gt;] schedule+0x29/0x70 </text:p>
      <text:p text:style-name="P7">[ <text:s/>719.416366] <text:s/>[&lt;ffffffff81757a49&gt;] schedule_timeout+0x229/0x2a0 </text:p>
      <text:p text:style-name="P7">[ <text:s/>719.416369] <text:s/>[&lt;ffffffff81096568&gt;] ? check_preempt_curr+0x78/0xa0 </text:p>
      <text:p text:style-name="P7">[ <text:s/>719.416370] <text:s/>[&lt;ffffffff810965a9&gt;] ? ttwu_do_wakeup+0x19/0xd0 </text:p>
      <text:p text:style-name="P7">[ <text:s/>719.416371] <text:s/>[&lt;ffffffff81755336&gt;] wait_for_completion+0xa6/0x160 </text:p>
      <text:p text:style-name="P7">[ <text:s/>719.416373] <text:s/>[&lt;ffffffff810992e0&gt;] ? wake_up_state+0x20/0x20 </text:p>
      <text:p text:style-name="P7">[ <text:s/>719.416375] <text:s/>[&lt;ffffffff8108c96a&gt;] kthread_stop+0x4a/0xe0 </text:p>
      <text:p text:style-name="P7">[ <text:s/>719.416378] <text:s/>[&lt;ffffffffc09297ad&gt;] uvc_video_enable+0x6d/0x1c0 [uvcvideo] </text:p>
      <text:p text:style-name="P7">[ <text:s/>719.416380] <text:s/>[&lt;ffffffffc0925afb&gt;] uvc_v4l2_do_ioctl+0x72b/0x1630 [uvcvideo] </text:p>
      <text:p text:style-name="P7"><text:soft-page-break/>[ <text:s/>719.416386] <text:s/>[&lt;ffffffffc08ffe2e&gt;] video_usercopy+0x22e/0x5b0 [videodev] </text:p>
      <text:p text:style-name="P7">[ <text:s/>719.416387] <text:s/>[&lt;ffffffffc09253d0&gt;] ? uvc_v4l2_open+0x130/0x130 [uvcvideo] </text:p>
      <text:p text:style-name="P7">[ <text:s/>719.416390] <text:s/>[&lt;ffffffff8107b63a&gt;] ? __send_signal+0x17a/0x480 </text:p>
      <text:p text:style-name="P7">[ <text:s/>719.416392] <text:s/>[&lt;ffffffffc09247ff&gt;] uvc_v4l2_ioctl+0x2f/0x70 [uvcvideo] </text:p>
      <text:p text:style-name="P7">[ <text:s/>719.416393] <text:s/>[&lt;ffffffff8109f135&gt;] ? set_next_entity+0x95/0xb0 </text:p>
      <text:p text:style-name="P7">[ <text:s/>719.416396] <text:s/>[&lt;ffffffffc08f96fb&gt;] v4l2_ioctl+0x11b/0x150 [videodev] </text:p>
      <text:p text:style-name="P7">[ <text:s/>719.416398] <text:s/>[&lt;ffffffff8110ed80&gt;] ? kprobe_flush_task+0x90/0x120 </text:p>
      <text:p text:style-name="P7">[ <text:s/>719.416400] <text:s/>[&lt;ffffffff811dd710&gt;] do_vfs_ioctl+0x2e0/0x4c0 </text:p>
      <text:p text:style-name="P7">[ <text:s/>719.416401] <text:s/>[&lt;ffffffff817543e8&gt;] ? __schedule+0x388/0x820 </text:p>
      <text:p text:style-name="P7">[ <text:s/>719.416402] <text:s/>[&lt;ffffffff811dd971&gt;] SyS_ioctl+0x81/0xa0 </text:p>
      <text:p text:style-name="P7">[ <text:s/>719.416404] <text:s/>[&lt;ffffffff81758e2d&gt;] system_call_fastpath+0x1a/0x1f </text:p>
      <text:p text:style-name="P7">[ <text:s/>839.254578] INFO: task vlc:2905 blocked for more than 120 seconds. </text:p>
      <text:p text:style-name="P7">[ <text:s/>839.254581] <text:s text:c="6"/>Tainted: G <text:s text:c="7"/>W <text:s/>OE <text:s/>3.17.0 #2 </text:p>
      <text:p text:style-name="P7">[ <text:s/>839.254582] "echo 0 &gt; /proc/sys/kernel/hung_task_timeout_secs" disables this message. </text:p>
      <text:p text:style-name="P7">[ <text:s/>839.254584] vlc <text:s text:c="12"/>D ffff88011fb94340 <text:s text:c="4"/>0 <text:s/>2905 <text:s text:c="2"/>1419 0x00000000 </text:p>
      <text:p text:style-name="P7">[ <text:s/>839.254586] <text:s/>ffff8800c600fb90 0000000000000082 ffff8800c674a740 0000000000014340 </text:p>
      <text:p text:style-name="P7">[ <text:s/>839.254588] <text:s/>ffff8800c600ffd8 0000000000014340 ffff88011abac4b0 ffff8800c674a740 </text:p>
      <text:p text:style-name="P7">[ <text:s/>839.254590] <text:s/>ffff8800c8fe3f10 ffff8800c8fe3f18 7fffffffffffffff ffff8800c674a740 </text:p>
      <text:p text:style-name="P7">[ <text:s/>839.254591] Call Trace: </text:p>
      <text:p text:style-name="P7">[ <text:s/>839.254597] <text:s/>[&lt;ffffffff817548a9&gt;] schedule+0x29/0x70 </text:p>
      <text:p text:style-name="P7">[ <text:s/>839.254599] <text:s/>[&lt;ffffffff81757a49&gt;] schedule_timeout+0x229/0x2a0 </text:p>
      <text:p text:style-name="P7">[ <text:s/>839.254602] <text:s/>[&lt;ffffffff81096568&gt;] ? check_preempt_curr+0x78/0xa0 </text:p>
      <text:p text:style-name="P7">[ <text:s/>839.254603] <text:s/>[&lt;ffffffff810965a9&gt;] ? ttwu_do_wakeup+0x19/0xd0 </text:p>
      <text:p text:style-name="P7">[ <text:s/>839.254605] <text:s/>[&lt;ffffffff81755336&gt;] wait_for_completion+0xa6/0x160 </text:p>
      <text:p text:style-name="P7">[ <text:s/>839.254607] <text:s/>[&lt;ffffffff810992e0&gt;] ? wake_up_state+0x20/0x20 </text:p>
      <text:p text:style-name="P7">[ <text:s/>839.254609] <text:s/>[&lt;ffffffff8108c96a&gt;] kthread_stop+0x4a/0xe0 </text:p>
      <text:p text:style-name="P7">[ <text:s/>839.254613] <text:s/>[&lt;ffffffffc09297ad&gt;] uvc_video_enable+0x6d/0x1c0 [uvcvideo] </text:p>
      <text:p text:style-name="P7">[ <text:s/>839.254616] <text:s/>[&lt;ffffffffc0925afb&gt;] uvc_v4l2_do_ioctl+0x72b/0x1630 [uvcvideo] </text:p>
      <text:p text:style-name="P7">[ <text:s/>839.254622] <text:s/>[&lt;ffffffffc08ffe2e&gt;] video_usercopy+0x22e/0x5b0 [videodev] </text:p>
      <text:p text:style-name="P7">[ <text:s/>839.254625] <text:s/>[&lt;ffffffffc09253d0&gt;] ? uvc_v4l2_open+0x130/0x130 [uvcvideo] </text:p>
      <text:p text:style-name="P7">[ <text:s/>839.254628] <text:s/>[&lt;ffffffff8107b63a&gt;] ? __send_signal+0x17a/0x480 </text:p>
      <text:p text:style-name="P7">[ <text:s/>839.254629] <text:s/>[&lt;ffffffffc09247ff&gt;] uvc_v4l2_ioctl+0x2f/0x70 [uvcvideo] </text:p>
      <text:p text:style-name="P7">[ <text:s/>839.254631] <text:s/>[&lt;ffffffff8109f135&gt;] ? set_next_entity+0x95/0xb0 </text:p>
      <text:p text:style-name="P7">[ <text:s/>839.254633] <text:s/>[&lt;ffffffffc08f96fb&gt;] v4l2_ioctl+0x11b/0x150 [videodev] </text:p>
      <text:p text:style-name="P7">[ <text:s/>839.254635] <text:s/>[&lt;ffffffff8110ed80&gt;] ? kprobe_flush_task+0x90/0x120 </text:p>
      <text:p text:style-name="P7">[ <text:s/>839.254637] <text:s/>[&lt;ffffffff811dd710&gt;] do_vfs_ioctl+0x2e0/0x4c0 </text:p>
      <text:p text:style-name="P7">[ <text:s/>839.254639] <text:s/>[&lt;ffffffff817543e8&gt;] ? __schedule+0x388/0x820 </text:p>
      <text:p text:style-name="P7">[ <text:s/>839.254640] <text:s/>[&lt;ffffffff811dd971&gt;] SyS_ioctl+0x81/0xa0 </text:p>
      <text:p text:style-name="P7">[ <text:s/>839.254641] <text:s/>[&lt;ffffffff81758e2d&gt;] system_call_fastpath+0x1a/0x1f </text:p>
      <text:p text:style-name="P7">[ <text:s/>959.092807] INFO: task vlc:2905 blocked for more than 120 seconds. </text:p>
      <text:p text:style-name="P7">[ <text:s/>959.092815] <text:s text:c="6"/>Tainted: G <text:s text:c="7"/>W <text:s/>OE <text:s/>3.17.0 #2 </text:p>
      <text:p text:style-name="P7">[ <text:s/>959.092818] "echo 0 &gt; /proc/sys/kernel/hung_task_timeout_secs" disables this message. </text:p>
      <text:p text:style-name="P7">[ <text:s/>959.092821] vlc <text:s text:c="12"/>D ffff88011fb94340 <text:s text:c="4"/>0 <text:s/>2905 <text:s text:c="2"/>1419 0x00000000 </text:p>
      <text:p text:style-name="P7">[ <text:s/>959.092828] <text:s/>ffff8800c600fb90 0000000000000082 ffff8800c674a740 0000000000014340 </text:p>
      <text:p text:style-name="P7">[ <text:s/>959.092833] <text:s/>ffff8800c600ffd8 0000000000014340 ffff88011abac4b0 ffff8800c674a740 </text:p>
      <text:p text:style-name="P7">[ <text:s/>959.092838] <text:s/>ffff8800c8fe3f10 ffff8800c8fe3f18 7fffffffffffffff ffff8800c674a740 </text:p>
      <text:p text:style-name="P7">[ <text:s/>959.092843] Call Trace: </text:p>
      <text:p text:style-name="P7">[ <text:s/>959.092855] <text:s/>[&lt;ffffffff817548a9&gt;] schedule+0x29/0x70 </text:p>
      <text:p text:style-name="P7">[ <text:s/>959.092861] <text:s/>[&lt;ffffffff81757a49&gt;] schedule_timeout+0x229/0x2a0 </text:p>
      <text:p text:style-name="P7">[ <text:s/>959.092869] <text:s/>[&lt;ffffffff81096568&gt;] ? check_preempt_curr+0x78/0xa0 </text:p>
      <text:p text:style-name="P7">[ <text:s/>959.092873] <text:s/>[&lt;ffffffff810965a9&gt;] ? ttwu_do_wakeup+0x19/0xd0 </text:p>
      <text:p text:style-name="P7">[ <text:s/>959.092878] <text:s/>[&lt;ffffffff81755336&gt;] wait_for_completion+0xa6/0x160 </text:p>
      <text:p text:style-name="P7"><text:soft-page-break/>[ <text:s/>959.092884] <text:s/>[&lt;ffffffff810992e0&gt;] ? wake_up_state+0x20/0x20 </text:p>
      <text:p text:style-name="P7">[ <text:s/>959.092890] <text:s/>[&lt;ffffffff8108c96a&gt;] kthread_stop+0x4a/0xe0 </text:p>
      <text:p text:style-name="P7">[ <text:s/>959.092899] <text:s/>[&lt;ffffffffc09297ad&gt;] uvc_video_enable+0x6d/0x1c0 [uvcvideo] </text:p>
      <text:p text:style-name="P7">[ <text:s/>959.092906] <text:s/>[&lt;ffffffffc0925afb&gt;] uvc_v4l2_do_ioctl+0x72b/0x1630 [uvcvideo] </text:p>
      <text:p text:style-name="P7">[ <text:s/>959.092920] <text:s/>[&lt;ffffffffc08ffe2e&gt;] video_usercopy+0x22e/0x5b0 [videodev] </text:p>
      <text:p text:style-name="P7">[ <text:s/>959.092926] <text:s/>[&lt;ffffffffc09253d0&gt;] ? uvc_v4l2_open+0x130/0x130 [uvcvideo] </text:p>
      <text:p text:style-name="P7">[ <text:s/>959.092934] <text:s/>[&lt;ffffffff8107b63a&gt;] ? __send_signal+0x17a/0x480 </text:p>
      <text:p text:style-name="P7">[ <text:s/>959.092940] <text:s/>[&lt;ffffffffc09247ff&gt;] uvc_v4l2_ioctl+0x2f/0x70 [uvcvideo] </text:p>
      <text:p text:style-name="P7">[ <text:s/>959.092945] <text:s/>[&lt;ffffffff8109f135&gt;] ? set_next_entity+0x95/0xb0 </text:p>
      <text:p text:style-name="P7">[ <text:s/>959.092954] <text:s/>[&lt;ffffffffc08f96fb&gt;] v4l2_ioctl+0x11b/0x150 [videodev] </text:p>
      <text:p text:style-name="P7">[ <text:s/>959.092959] <text:s/>[&lt;ffffffff8110ed80&gt;] ? kprobe_flush_task+0x90/0x120 </text:p>
      <text:p text:style-name="P7">[ <text:s/>959.092966] <text:s/>[&lt;ffffffff811dd710&gt;] do_vfs_ioctl+0x2e0/0x4c0 </text:p>
      <text:p text:style-name="P7">[ <text:s/>959.092971] <text:s/>[&lt;ffffffff817543e8&gt;] ? __schedule+0x388/0x820 </text:p>
      <text:p text:style-name="P7">[ <text:s/>959.092975] <text:s/>[&lt;ffffffff811dd971&gt;] SyS_ioctl+0x81/0xa0 </text:p>
      <text:p text:style-name="P7">[ <text:s/>959.092981] <text:s/>[&lt;ffffffff81758e2d&gt;] system_call_fastpath+0x1a/0x1f </text:p>
      <text:p text:style-name="P7">[ 1078.930992] INFO: task vlc:2905 blocked for more than 120 seconds. </text:p>
      <text:p text:style-name="P7">[ 1078.931002] <text:s text:c="6"/>Tainted: G <text:s text:c="7"/>W <text:s/>OE <text:s/>3.17.0 #2 </text:p>
      <text:p text:style-name="P7">[ 1078.931005] "echo 0 &gt; /proc/sys/kernel/hung_task_timeout_secs" disables this message. </text:p>
      <text:p text:style-name="P7">[ 1078.931009] vlc <text:s text:c="12"/>D ffff88011fb94340 <text:s text:c="4"/>0 <text:s/>2905 <text:s text:c="2"/>1419 0x00000000 </text:p>
      <text:p text:style-name="P7">[ 1078.931017] <text:s/>ffff8800c600fb90 0000000000000082 ffff8800c674a740 0000000000014340 </text:p>
      <text:p text:style-name="P7">[ 1078.931023] <text:s/>ffff8800c600ffd8 0000000000014340 ffff88011abac4b0 ffff8800c674a740 </text:p>
      <text:p text:style-name="P7">[ 1078.931029] <text:s/>ffff8800c8fe3f10 ffff8800c8fe3f18 7fffffffffffffff ffff8800c674a740 </text:p>
      <text:p text:style-name="P7">[ 1078.931035] Call Trace: </text:p>
      <text:p text:style-name="P7">[ 1078.931048] <text:s/>[&lt;ffffffff817548a9&gt;] schedule+0x29/0x70 </text:p>
      <text:p text:style-name="P7">[ 1078.931056] <text:s/>[&lt;ffffffff81757a49&gt;] schedule_timeout+0x229/0x2a0 </text:p>
      <text:p text:style-name="P7">[ 1078.931065] <text:s/>[&lt;ffffffff81096568&gt;] ? check_preempt_curr+0x78/0xa0 </text:p>
      <text:p text:style-name="P7">[ 1078.931071] <text:s/>[&lt;ffffffff810965a9&gt;] ? ttwu_do_wakeup+0x19/0xd0 </text:p>
      <text:p text:style-name="P7">[ 1078.931078] <text:s/>[&lt;ffffffff81755336&gt;] wait_for_completion+0xa6/0x160 </text:p>
      <text:p text:style-name="P7">[ 1078.931084] <text:s/>[&lt;ffffffff810992e0&gt;] ? wake_up_state+0x20/0x20 </text:p>
      <text:p text:style-name="P7">[ 1078.931091] <text:s/>[&lt;ffffffff8108c96a&gt;] kthread_stop+0x4a/0xe0 </text:p>
      <text:p text:style-name="P7">[ 1078.931102] <text:s/>[&lt;ffffffffc09297ad&gt;] uvc_video_enable+0x6d/0x1c0 [uvcvideo] </text:p>
      <text:p text:style-name="P7">[ 1078.931110] <text:s/>[&lt;ffffffffc0925afb&gt;] uvc_v4l2_do_ioctl+0x72b/0x1630 [uvcvideo] </text:p>
      <text:p text:style-name="P7">[ 1078.931127] <text:s/>[&lt;ffffffffc08ffe2e&gt;] video_usercopy+0x22e/0x5b0 [videodev] </text:p>
      <text:p text:style-name="P7">[ 1078.931135] <text:s/>[&lt;ffffffffc09253d0&gt;] ? uvc_v4l2_open+0x130/0x130 [uvcvideo] </text:p>
      <text:p text:style-name="P7">[ 1078.931144] <text:s/>[&lt;ffffffff8107b63a&gt;] ? __send_signal+0x17a/0x480 </text:p>
      <text:p text:style-name="P7">[ 1078.931152] <text:s/>[&lt;ffffffffc09247ff&gt;] uvc_v4l2_ioctl+0x2f/0x70 [uvcvideo] </text:p>
      <text:p text:style-name="P7">[ 1078.931157] <text:s/>[&lt;ffffffff8109f135&gt;] ? set_next_entity+0x95/0xb0 </text:p>
      <text:p text:style-name="P7">[ 1078.931167] <text:s/>[&lt;ffffffffc08f96fb&gt;] v4l2_ioctl+0x11b/0x150 [videodev] </text:p>
      <text:p text:style-name="P7">[ 1078.931173] <text:s/>[&lt;ffffffff8110ed80&gt;] ? kprobe_flush_task+0x90/0x120 </text:p>
      <text:p text:style-name="P7">[ 1078.931179] <text:s/>[&lt;ffffffff811dd710&gt;] do_vfs_ioctl+0x2e0/0x4c0 </text:p>
      <text:p text:style-name="P7">[ 1078.931184] <text:s/>[&lt;ffffffff817543e8&gt;] ? __schedule+0x388/0x820 </text:p>
      <text:p text:style-name="P7">[ 1078.931189] <text:s/>[&lt;ffffffff811dd971&gt;] SyS_ioctl+0x81/0xa0 </text:p>
      <text:p text:style-name="P7">[ 1078.931196] <text:s/>[&lt;ffffffff81758e2d&gt;] system_call_fastpath+0x1a/0x1f </text:p>
      <text:p text:style-name="P7">[ 1198.769114] INFO: task vlc:2905 blocked for more than 120 seconds. </text:p>
      <text:p text:style-name="P7">[ 1198.769122] <text:s text:c="6"/>Tainted: G <text:s text:c="7"/>W <text:s/>OE <text:s/>3.17.0 #2 </text:p>
      <text:p text:style-name="P7">[ 1198.769124] "echo 0 &gt; /proc/sys/kernel/hung_task_timeout_secs" disables this message. </text:p>
      <text:p text:style-name="P7">[ 1198.769127] vlc <text:s text:c="12"/>D ffff88011fb94340 <text:s text:c="4"/>0 <text:s/>2905 <text:s text:c="2"/>1419 0x00000000 </text:p>
      <text:p text:style-name="P7">[ 1198.769134] <text:s/>ffff8800c600fb90 0000000000000082 ffff8800c674a740 0000000000014340 </text:p>
      <text:p text:style-name="P7">[ 1198.769139] <text:s/>ffff8800c600ffd8 0000000000014340 ffff88011abac4b0 ffff8800c674a740 </text:p>
      <text:p text:style-name="P7">[ 1198.769143] <text:s/>ffff8800c8fe3f10 ffff8800c8fe3f18 7fffffffffffffff ffff8800c674a740 </text:p>
      <text:p text:style-name="P7">[ 1198.769148] Call Trace: </text:p>
      <text:p text:style-name="P7">[ 1198.769159] <text:s/>[&lt;ffffffff817548a9&gt;] schedule+0x29/0x70 </text:p>
      <text:p text:style-name="P7"><text:soft-page-break/>[ 1198.769164] <text:s/>[&lt;ffffffff81757a49&gt;] schedule_timeout+0x229/0x2a0 </text:p>
      <text:p text:style-name="P7">[ 1198.769171] <text:s/>[&lt;ffffffff81096568&gt;] ? check_preempt_curr+0x78/0xa0 </text:p>
      <text:p text:style-name="P7">[ 1198.769175] <text:s/>[&lt;ffffffff810965a9&gt;] ? ttwu_do_wakeup+0x19/0xd0 </text:p>
      <text:p text:style-name="P7">[ 1198.769180] <text:s/>[&lt;ffffffff81755336&gt;] wait_for_completion+0xa6/0x160 </text:p>
      <text:p text:style-name="P7">[ 1198.769185] <text:s/>[&lt;ffffffff810992e0&gt;] ? wake_up_state+0x20/0x20 </text:p>
      <text:p text:style-name="P7">[ 1198.769190] <text:s/>[&lt;ffffffff8108c96a&gt;] kthread_stop+0x4a/0xe0 </text:p>
      <text:p text:style-name="P7">[ 1198.769198] <text:s/>[&lt;ffffffffc09297ad&gt;] uvc_video_enable+0x6d/0x1c0 [uvcvideo] </text:p>
      <text:p text:style-name="P7">[ 1198.769204] <text:s/>[&lt;ffffffffc0925afb&gt;] uvc_v4l2_do_ioctl+0x72b/0x1630 [uvcvideo] </text:p>
      <text:p text:style-name="P7">[ 1198.769216] <text:s/>[&lt;ffffffffc08ffe2e&gt;] video_usercopy+0x22e/0x5b0 [videodev] </text:p>
      <text:p text:style-name="P7">[ 1198.769222] <text:s/>[&lt;ffffffffc09253d0&gt;] ? uvc_v4l2_open+0x130/0x130 [uvcvideo] </text:p>
      <text:p text:style-name="P7">[ 1198.769229] <text:s/>[&lt;ffffffff8107b63a&gt;] ? __send_signal+0x17a/0x480 </text:p>
      <text:p text:style-name="P7">[ 1198.769235] <text:s/>[&lt;ffffffffc09247ff&gt;] uvc_v4l2_ioctl+0x2f/0x70 [uvcvideo] </text:p>
      <text:p text:style-name="P7">[ 1198.769239] <text:s/>[&lt;ffffffff8109f135&gt;] ? set_next_entity+0x95/0xb0 </text:p>
      <text:p text:style-name="P7">[ 1198.769247] <text:s/>[&lt;ffffffffc08f96fb&gt;] v4l2_ioctl+0x11b/0x150 [videodev] </text:p>
      <text:p text:style-name="P7">[ 1198.769252] <text:s/>[&lt;ffffffff8110ed80&gt;] ? kprobe_flush_task+0x90/0x120 </text:p>
      <text:p text:style-name="P7">[ 1198.769257] <text:s/>[&lt;ffffffff811dd710&gt;] do_vfs_ioctl+0x2e0/0x4c0 </text:p>
      <text:p text:style-name="P7">[ 1198.769261] <text:s/>[&lt;ffffffff817543e8&gt;] ? __schedule+0x388/0x820 </text:p>
      <text:p text:style-name="P7">[ 1198.769265] <text:s/>[&lt;ffffffff811dd971&gt;] SyS_ioctl+0x81/0xa0 </text:p>
      <text:p text:style-name="P7">[ 1198.769270] <text:s/>[&lt;ffffffff81758e2d&gt;] system_call_fastpath+0x1a/0x1f </text:p>
      <text:p text:style-name="P7">[ 1302.666162] usb 3-6: USB disconnect, device number 5 </text:p>
      <text:p text:style-name="P7">[ 1302.666166] usb 3-6.1: USB disconnect, device number 6 </text:p>
      <text:p text:style-name="P7">[ 1302.684518] usb 3-6.3: USB disconnect, device number 7 </text:p>
      <text:p text:style-name="P7">[ 1318.638581] INFO: task vlc:2905 blocked for more than 120 seconds. </text:p>
      <text:p text:style-name="P7">[ 1318.638588] <text:s text:c="6"/>Tainted: G <text:s text:c="7"/>W <text:s/>OE <text:s/>3.17.0 #2 </text:p>
      <text:p text:style-name="P7">[ 1318.638590] "echo 0 &gt; /proc/sys/kernel/hung_task_timeout_secs" disables this message. </text:p>
      <text:p text:style-name="P7">[ 1318.638592] vlc <text:s text:c="12"/>D ffff88011fb94340 <text:s text:c="4"/>0 <text:s/>2905 <text:s text:c="2"/>1419 0x00000000 </text:p>
      <text:p text:style-name="P7">[ 1318.638598] <text:s/>ffff8800c600fb90 0000000000000082 ffff8800c674a740 0000000000014340 </text:p>
      <text:p text:style-name="P7">[ 1318.638602] <text:s/>ffff8800c600ffd8 0000000000014340 ffff88011abac4b0 ffff8800c674a740 </text:p>
      <text:p text:style-name="P7">[ 1318.638605] <text:s/>ffff8800c8fe3f10 ffff8800c8fe3f18 7fffffffffffffff ffff8800c674a740 </text:p>
      <text:p text:style-name="P7">[ 1318.638609] Call Trace: </text:p>
      <text:p text:style-name="P7">[ 1318.638619] <text:s/>[&lt;ffffffff817548a9&gt;] schedule+0x29/0x70 </text:p>
      <text:p text:style-name="P7">[ 1318.638624] <text:s/>[&lt;ffffffff81757a49&gt;] schedule_timeout+0x229/0x2a0 </text:p>
      <text:p text:style-name="P7">[ 1318.638630] <text:s/>[&lt;ffffffff81096568&gt;] ? check_preempt_curr+0x78/0xa0 </text:p>
      <text:p text:style-name="P7">[ 1318.638634] <text:s/>[&lt;ffffffff810965a9&gt;] ? ttwu_do_wakeup+0x19/0xd0 </text:p>
      <text:p text:style-name="P7">[ 1318.638638] <text:s/>[&lt;ffffffff81755336&gt;] wait_for_completion+0xa6/0x160 </text:p>
      <text:p text:style-name="P7">[ 1318.638643] <text:s/>[&lt;ffffffff810992e0&gt;] ? wake_up_state+0x20/0x20 </text:p>
      <text:p text:style-name="P7">[ 1318.638648] <text:s/>[&lt;ffffffff8108c96a&gt;] kthread_stop+0x4a/0xe0 </text:p>
      <text:p text:style-name="P7">[ 1318.638655] <text:s/>[&lt;ffffffffc09297ad&gt;] uvc_video_enable+0x6d/0x1c0 [uvcvideo] </text:p>
      <text:p text:style-name="P7">[ 1318.638660] <text:s/>[&lt;ffffffffc0925afb&gt;] uvc_v4l2_do_ioctl+0x72b/0x1630 [uvcvideo] </text:p>
      <text:p text:style-name="P7">[ 1318.638671] <text:s/>[&lt;ffffffffc08ffe2e&gt;] video_usercopy+0x22e/0x5b0 [videodev] </text:p>
      <text:p text:style-name="P7">[ 1318.638677] <text:s/>[&lt;ffffffffc09253d0&gt;] ? uvc_v4l2_open+0x130/0x130 [uvcvideo] </text:p>
      <text:p text:style-name="P7">[ 1318.638683] <text:s/>[&lt;ffffffff8107b63a&gt;] ? __send_signal+0x17a/0x480 </text:p>
      <text:p text:style-name="P7">[ 1318.638688] <text:s/>[&lt;ffffffffc09247ff&gt;] uvc_v4l2_ioctl+0x2f/0x70 [uvcvideo] </text:p>
      <text:p text:style-name="P7">[ 1318.638692] <text:s/>[&lt;ffffffff8109f135&gt;] ? set_next_entity+0x95/0xb0 </text:p>
      <text:p text:style-name="P7">[ 1318.638700] <text:s/>[&lt;ffffffffc08f96fb&gt;] v4l2_ioctl+0x11b/0x150 [videodev] </text:p>
      <text:p text:style-name="P7">[ 1318.638704] <text:s/>[&lt;ffffffff8110ed80&gt;] ? kprobe_flush_task+0x90/0x120 </text:p>
      <text:p text:style-name="P7">[ 1318.638709] <text:s/>[&lt;ffffffff811dd710&gt;] do_vfs_ioctl+0x2e0/0x4c0 </text:p>
      <text:p text:style-name="P7">[ 1318.638713] <text:s/>[&lt;ffffffff817543e8&gt;] ? __schedule+0x388/0x820 </text:p>
      <text:p text:style-name="P7">[ 1318.638716] <text:s/>[&lt;ffffffff811dd971&gt;] SyS_ioctl+0x81/0xa0 </text:p>
      <text:p text:style-name="P7">[ 1318.638721] <text:s/>[&lt;ffffffff81758e2d&gt;] system_call_fastpath+0x1a/0x1f </text:p>
      <text:p text:style-name="P7">naveen@naveen:~$ </text:p>
      <text:p text:style-name="P7"/>
      <text:p text:style-name="P7"><text:soft-page-break/></text:p>
      <text:p text:style-name="P7"/>
      <text:p text:style-name="P10"><text:s/>uvc_v4l2_do_ioctl: called from this LINE:556</text:p>
      <text:p text:style-name="P9">[ <text:s/>404.538969] Caller is video_usercopy+0x22e/0x5b0 [videodev]</text:p>
      <text:p text:style-name="P9">[ <text:s/>404.538972] Caller is uvc_v4l2_ioctl+0x2f/0x70 [uvcvideo]</text:p>
      <text:p text:style-name="P9">[ <text:s/>404.538974] Caller is v4l2_ioctl+0x11b/0x150 [videodev]</text:p>
      <text:p text:style-name="P9">[ <text:s/>404.538975] </text:p>
      <text:p text:style-name="P9">[ <text:s/>404.538975] uvc_uninit_video: called from this LINE:1585</text:p>
      <text:p text:style-name="P9">[ <text:s/>404.538977] Caller is uvc_video_enable+0x1d/0x1c0 [uvcvideo]</text:p>
      <text:p text:style-name="P9">[ <text:s/>404.538979] Caller is uvc_v4l2_do_ioctl+0x78b/0x1690 [uvcvideo]</text:p>
      <text:p text:style-name="P9">[ <text:s/>404.538981] Caller is video_usercopy+0x22e/0x5b0 [videodev]</text:p>
      <text:p text:style-name="P9">[ <text:s/>404.610709] threadfn_pop_queue: called from this LINE:95</text:p>
      <text:p text:style-name="P9">[ <text:s/>404.610711] ----------------kthread <text:s/>stopped-----------</text:p>
      <text:p text:style-name="P9">[ <text:s/>404.610948] </text:p>
      <text:p text:style-name="P9">[ <text:s/>404.610948] uvc_uninit_video: called from this LINE:1585</text:p>
      <text:p text:style-name="P9">[ <text:s/>404.610952] Caller is uvc_video_enable+0x1d/0x1c0 [uvcvideo]</text:p>
      <text:p text:style-name="P9">[ <text:s/>404.610954] Caller is uvc_v4l2_release+0xaa/0xf0 [uvcvideo]</text:p>
      <text:p text:style-name="P9">[ <text:s/>404.610958] Caller is v4l2_release+0x38/0x80 [videodev]</text:p>
      <text:p text:style-name="P9">[ <text:s/>466.001361] usbcore: deregistering interface driver uvcvideo</text:p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5:59:09.919617133</meta:creation-date>
    <dc:date>2018-02-20T11:46:23.444953925</dc:date>
    <meta:editing-duration>PT3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1" meta:paragraph-count="497" meta:word-count="2791" meta:character-count="30488" meta:non-whitespace-character-count="27046"/>
  </office:meta>
</office:document-meta>
</file>